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4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85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83.36mm" svg:y="4.19mm">
            <loext:p draw:notify-on-update-of-ranges="Sheet1.A2:Sheet1.A2 Sheet1.A3:Sheet1.A18 Sheet1.C2:Sheet1.C2 Sheet1.C3:Sheet1.C18 Sheet1.F2:Sheet1.F2 Sheet1.F3:Sheet1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1.56mm" svg:y="100.86mm">
            <loext:p draw:notify-on-update-of-ranges="Sheet1.A3:Sheet1.A18 Sheet1.C2:Sheet1.C2 Sheet1.C23:Sheet1.C33 Sheet1.F2:Sheet1.F2 Sheet1.F23:Sheet1.F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ima cluster di clu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mset</text:p>
          </table:table-cell>
          <table:table-cell table:number-columns-repeated="2" office:value-type="string" calcext:value-type="string">
            <text:p>Falliti</text:p>
          </table:table-cell>
          <table:table-cell office:value-type="string" calcext:value-type="string">
            <text:p>Itemset</text:p>
          </table:table-cell>
          <table:table-cell table:number-columns-repeated="2" office:value-type="string" calcext:value-type="string">
            <text:p>Sani</text:p>
          </table:table-cell>
        </table:table-row>
        <table:table-row table:style-name="ro1">
          <table:table-cell office:value-type="string" calcext:value-type="string">
            <text:p>S&amp;S_0</text:p>
          </table:table-cell>
          <table:table-cell office:value-type="float" office:value="0.899568699938386" calcext:value-type="float">
            <text:p>0,899568699938386</text:p>
          </table:table-cell>
          <table:table-cell table:formula="of:=[.B3]*100" office:value-type="float" office:value="89.9568699938386" calcext:value-type="float">
            <text:p>89,9568699938386</text:p>
          </table:table-cell>
          <table:table-cell office:value-type="string" calcext:value-type="string">
            <text:p>S&amp;S_0</text:p>
          </table:table-cell>
          <table:table-cell office:value-type="float" office:value="0.9850924593369" calcext:value-type="float">
            <text:p>0,9850924593369</text:p>
          </table:table-cell>
          <table:table-cell table:formula="of:=[.E3]*100" office:value-type="float" office:value="98.50924593369" calcext:value-type="float">
            <text:p>98,50924593369</text:p>
          </table:table-cell>
        </table:table-row>
        <table:table-row table:style-name="ro1">
          <table:table-cell office:value-type="string" calcext:value-type="string">
            <text:p>LOAD&amp;UNL_0</text:p>
          </table:table-cell>
          <table:table-cell office:value-type="float" office:value="0.826555760936537" calcext:value-type="float">
            <text:p>0,826555760936537</text:p>
          </table:table-cell>
          <table:table-cell table:formula="of:=[.B4]*100" office:value-type="float" office:value="82.6555760936537" calcext:value-type="float">
            <text:p>82,6555760936537</text:p>
          </table:table-cell>
          <table:table-cell office:value-type="string" calcext:value-type="string">
            <text:p>LOAD&amp;UNL_0</text:p>
          </table:table-cell>
          <table:table-cell office:value-type="float" office:value="0.942650772531024" calcext:value-type="float">
            <text:p>0,942650772531024</text:p>
          </table:table-cell>
          <table:table-cell table:formula="of:=[.E4]*100" office:value-type="float" office:value="94.2650772531024" calcext:value-type="float">
            <text:p>94,2650772531024</text:p>
          </table:table-cell>
        </table:table-row>
        <table:table-row table:style-name="ro1">
          <table:table-cell office:value-type="string" calcext:value-type="string">
            <text:p>LOAD&amp;UNL_0 S&amp;S_0</text:p>
          </table:table-cell>
          <table:table-cell office:value-type="float" office:value="0.792051756007394" calcext:value-type="float">
            <text:p>0,792051756007394</text:p>
          </table:table-cell>
          <table:table-cell table:formula="of:=[.B5]*100" office:value-type="float" office:value="79.2051756007394" calcext:value-type="float">
            <text:p>79,2051756007394</text:p>
          </table:table-cell>
          <table:table-cell office:value-type="string" calcext:value-type="string">
            <text:p>LOAD&amp;UNL_0 S&amp;S_0</text:p>
          </table:table-cell>
          <table:table-cell office:value-type="float" office:value="0.931829907404893" calcext:value-type="float">
            <text:p>0,931829907404893</text:p>
          </table:table-cell>
          <table:table-cell table:formula="of:=[.E5]*100" office:value-type="float" office:value="93.1829907404893" calcext:value-type="float">
            <text:p>93,1829907404893</text:p>
          </table:table-cell>
        </table:table-row>
        <table:table-row table:style-name="ro1">
          <table:table-cell office:value-type="string" calcext:value-type="string">
            <text:p>POWER-CYCL_0</text:p>
          </table:table-cell>
          <table:table-cell office:value-type="float" office:value="0.716574245224892" calcext:value-type="float">
            <text:p>0,716574245224892</text:p>
          </table:table-cell>
          <table:table-cell table:formula="of:=[.B6]*100" office:value-type="float" office:value="71.6574245224892" calcext:value-type="float">
            <text:p>71,6574245224892</text:p>
          </table:table-cell>
          <table:table-cell office:value-type="string" calcext:value-type="string">
            <text:p>POWER-CYCL_0</text:p>
          </table:table-cell>
          <table:table-cell office:value-type="float" office:value="0.865642056100144" calcext:value-type="float">
            <text:p>0,865642056100144</text:p>
          </table:table-cell>
          <table:table-cell table:formula="of:=[.E6]*100" office:value-type="float" office:value="86.5642056100144" calcext:value-type="float">
            <text:p>86,5642056100144</text:p>
          </table:table-cell>
        </table:table-row>
        <table:table-row table:style-name="ro1">
          <table:table-cell office:value-type="string" calcext:value-type="string">
            <text:p>POWER-CYCL_0 LOAD&amp;UNL_0</text:p>
          </table:table-cell>
          <table:table-cell office:value-type="float" office:value="0.667898952556993" calcext:value-type="float">
            <text:p>0,667898952556993</text:p>
          </table:table-cell>
          <table:table-cell table:formula="of:=[.B7]*100" office:value-type="float" office:value="66.7898952556993" calcext:value-type="float">
            <text:p>66,7898952556993</text:p>
          </table:table-cell>
          <table:table-cell office:value-type="string" calcext:value-type="string">
            <text:p>POWER-CYCL_0 LOAD&amp;UNL_0</text:p>
          </table:table-cell>
          <table:table-cell office:value-type="float" office:value="0.825440573492275" calcext:value-type="float">
            <text:p>0,825440573492275</text:p>
          </table:table-cell>
          <table:table-cell table:formula="of:=[.E7]*100" office:value-type="float" office:value="82.5440573492275" calcext:value-type="float">
            <text:p>82,5440573492275</text:p>
          </table:table-cell>
        </table:table-row>
        <table:table-row table:style-name="ro1">
          <table:table-cell office:value-type="string" calcext:value-type="string">
            <text:p>POWER-CYCL_0 LOAD&amp;UNL_0 S&amp;S_0</text:p>
          </table:table-cell>
          <table:table-cell office:value-type="float" office:value="0.664510166358595" calcext:value-type="float">
            <text:p>0,664510166358595</text:p>
          </table:table-cell>
          <table:table-cell table:formula="of:=[.B8]*100" office:value-type="float" office:value="66.4510166358595" calcext:value-type="float">
            <text:p>66,4510166358595</text:p>
          </table:table-cell>
          <table:table-cell office:value-type="string" calcext:value-type="string">
            <text:p>POWER-CYCL_0 LOAD&amp;UNL_0 S&amp;S_0</text:p>
          </table:table-cell>
          <table:table-cell office:value-type="float" office:value="0.824259374915144" calcext:value-type="float">
            <text:p>0,824259374915144</text:p>
          </table:table-cell>
          <table:table-cell table:formula="of:=[.E8]*100" office:value-type="float" office:value="82.4259374915144" calcext:value-type="float">
            <text:p>82,4259374915144</text:p>
          </table:table-cell>
        </table:table-row>
        <table:table-row table:style-name="ro1">
          <table:table-cell office:value-type="string" calcext:value-type="string">
            <text:p>POWER-CYCL_0 S&amp;S_0</text:p>
          </table:table-cell>
          <table:table-cell office:value-type="float" office:value="0.712569316081331" calcext:value-type="float">
            <text:p>0,712569316081331</text:p>
          </table:table-cell>
          <table:table-cell table:formula="of:=[.B9]*100" office:value-type="float" office:value="71.2569316081331" calcext:value-type="float">
            <text:p>71,2569316081331</text:p>
          </table:table-cell>
          <table:table-cell office:value-type="string" calcext:value-type="string">
            <text:p>POWER-CYCL_0 S&amp;S_0</text:p>
          </table:table-cell>
          <table:table-cell office:value-type="float" office:value="0.863388274906997" calcext:value-type="float">
            <text:p>0,863388274906997</text:p>
          </table:table-cell>
          <table:table-cell table:formula="of:=[.E9]*100" office:value-type="float" office:value="86.3388274906997" calcext:value-type="float">
            <text:p>86,3388274906997</text:p>
          </table:table-cell>
        </table:table-row>
        <table:table-row table:style-name="ro1">
          <table:table-cell office:value-type="string" calcext:value-type="string">
            <text:p>RETRACT_0</text:p>
          </table:table-cell>
          <table:table-cell office:value-type="float" office:value="0.589032655576094" calcext:value-type="float">
            <text:p>0,589032655576094</text:p>
          </table:table-cell>
          <table:table-cell table:formula="of:=[.B10]*100" office:value-type="float" office:value="58.9032655576094" calcext:value-type="float">
            <text:p>58,9032655576094</text:p>
          </table:table-cell>
          <table:table-cell office:value-type="string" calcext:value-type="string">
            <text:p>RETRACT_0</text:p>
          </table:table-cell>
          <table:table-cell office:value-type="float" office:value="0.589485974964021" calcext:value-type="float">
            <text:p>0,589485974964021</text:p>
          </table:table-cell>
          <table:table-cell table:formula="of:=[.E10]*100" office:value-type="float" office:value="58.9485974964021" calcext:value-type="float">
            <text:p>58,9485974964021</text:p>
          </table:table-cell>
        </table:table-row>
        <table:table-row table:style-name="ro1">
          <table:table-cell office:value-type="string" calcext:value-type="string">
            <text:p>RETRACT_0 LOAD&amp;UNL_0</text:p>
          </table:table-cell>
          <table:table-cell office:value-type="float" office:value="0.509242144177449" calcext:value-type="float">
            <text:p>0,509242144177449</text:p>
          </table:table-cell>
          <table:table-cell table:formula="of:=[.B11]*100" office:value-type="float" office:value="50.9242144177449" calcext:value-type="float">
            <text:p>50,9242144177449</text:p>
          </table:table-cell>
          <table:table-cell office:value-type="string" calcext:value-type="string">
            <text:p>RETRACT_0 LOAD&amp;UNL_0</text:p>
          </table:table-cell>
          <table:table-cell office:value-type="float" office:value="0.568753903386102" calcext:value-type="float">
            <text:p>0,568753903386102</text:p>
          </table:table-cell>
          <table:table-cell table:formula="of:=[.E11]*100" office:value-type="float" office:value="56.8753903386102" calcext:value-type="float">
            <text:p>56,8753903386102</text:p>
          </table:table-cell>
        </table:table-row>
        <table:table-row table:style-name="ro1">
          <table:table-cell office:value-type="string" calcext:value-type="string">
            <text:p>RETRACT_0 LOAD&amp;UNL_0 S&amp;S_0</text:p>
          </table:table-cell>
          <table:table-cell office:value-type="float" office:value="0.475354282193469" calcext:value-type="float">
            <text:p>0,475354282193469</text:p>
          </table:table-cell>
          <table:table-cell table:formula="of:=[.B12]*100" office:value-type="float" office:value="47.5354282193469" calcext:value-type="float">
            <text:p>47,5354282193469</text:p>
          </table:table-cell>
          <table:table-cell office:value-type="string" calcext:value-type="string">
            <text:p>RETRACT_0 LOAD&amp;UNL_0 S&amp;S_0</text:p>
          </table:table-cell>
          <table:table-cell office:value-type="float" office:value="0.558204578162761" calcext:value-type="float">
            <text:p>0,558204578162761</text:p>
          </table:table-cell>
          <table:table-cell table:formula="of:=[.E12]*100" office:value-type="float" office:value="55.8204578162761" calcext:value-type="float">
            <text:p>55,8204578162761</text:p>
          </table:table-cell>
        </table:table-row>
        <table:table-row table:style-name="ro1">
          <table:table-cell office:value-type="string" calcext:value-type="string">
            <text:p>RETRACT_0 S&amp;S_0</text:p>
          </table:table-cell>
          <table:table-cell office:value-type="float" office:value="0.53758471965496" calcext:value-type="float">
            <text:p>0,53758471965496</text:p>
          </table:table-cell>
          <table:table-cell table:formula="of:=[.B13]*100" office:value-type="float" office:value="53.758471965496" calcext:value-type="float">
            <text:p>53,758471965496</text:p>
          </table:table-cell>
          <table:table-cell office:value-type="string" calcext:value-type="string">
            <text:p>RETRACT_0 S&amp;S_0</text:p>
          </table:table-cell>
          <table:table-cell office:value-type="float" office:value="0.576099057756537" calcext:value-type="float">
            <text:p>0,576099057756537</text:p>
          </table:table-cell>
          <table:table-cell table:formula="of:=[.E13]*100" office:value-type="float" office:value="57.6099057756537" calcext:value-type="float">
            <text:p>57,6099057756537</text:p>
          </table:table-cell>
        </table:table-row>
        <table:table-row table:style-name="ro1">
          <table:table-cell office:value-type="string" calcext:value-type="string">
            <text:p>UNST-SEC_0</text:p>
          </table:table-cell>
          <table:table-cell office:value-type="float" office:value="0.403881700554529" calcext:value-type="float">
            <text:p>0,403881700554529</text:p>
          </table:table-cell>
          <table:table-cell table:formula="of:=[.B14]*100" office:value-type="float" office:value="40.3881700554529" calcext:value-type="float">
            <text:p>40,38817005545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4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RACT_0 POWER-CYCL_0</text:p>
          </table:table-cell>
          <table:table-cell office:value-type="float" office:value="0" calcext:value-type="float">
            <text:p>0</text:p>
          </table:table-cell>
          <table:table-cell table:formula="of:=[.B15]*100" office:value-type="float" office:value="0" calcext:value-type="float">
            <text:p>0</text:p>
          </table:table-cell>
          <table:table-cell office:value-type="string" calcext:value-type="string">
            <text:p>RETRACT_0 POWER-CYCL_0</text:p>
          </table:table-cell>
          <table:table-cell office:value-type="float" office:value="0.467293018709099" calcext:value-type="float">
            <text:p>0,467293018709099</text:p>
          </table:table-cell>
          <table:table-cell table:formula="of:=[.E15]*100" office:value-type="float" office:value="46.7293018709099" calcext:value-type="float">
            <text:p>46,7293018709099</text:p>
          </table:table-cell>
        </table:table-row>
        <table:table-row table:style-name="ro1">
          <table:table-cell office:value-type="string" calcext:value-type="string">
            <text:p>RETRACT_0 POWER-CYCL_0 LOAD&amp;UNL_0</text:p>
          </table:table-cell>
          <table:table-cell office:value-type="float" office:value="0" calcext:value-type="float">
            <text:p>0</text:p>
          </table:table-cell>
          <table:table-cell table:formula="of:=[.B16]*100" office:value-type="float" office:value="0" calcext:value-type="float">
            <text:p>0</text:p>
          </table:table-cell>
          <table:table-cell office:value-type="string" calcext:value-type="string">
            <text:p>RETRACT_0 POWER-CYCL_0 LOAD&amp;UNL_0</text:p>
          </table:table-cell>
          <table:table-cell office:value-type="float" office:value="0.459255437586553" calcext:value-type="float">
            <text:p>0,459255437586553</text:p>
          </table:table-cell>
          <table:table-cell table:formula="of:=[.E16]*100" office:value-type="float" office:value="45.9255437586553" calcext:value-type="float">
            <text:p>45,9255437586553</text:p>
          </table:table-cell>
        </table:table-row>
        <table:table-row table:style-name="ro1">
          <table:table-cell office:value-type="string" calcext:value-type="string">
            <text:p>RETRACT_0 POWER-CYCL_0 LOAD&amp;UNL_0 S&amp;S_0</text:p>
          </table:table-cell>
          <table:table-cell office:value-type="float" office:value="0" calcext:value-type="float">
            <text:p>0</text:p>
          </table:table-cell>
          <table:table-cell table:formula="of:=[.B17]*100" office:value-type="float" office:value="0" calcext:value-type="float">
            <text:p>0</text:p>
          </table:table-cell>
          <table:table-cell office:value-type="string" calcext:value-type="string">
            <text:p>RETRACT_0 POWER-CYCL_0 LOAD&amp;UNL_0 S&amp;S_0</text:p>
          </table:table-cell>
          <table:table-cell office:value-type="float" office:value="0.458264316941375" calcext:value-type="float">
            <text:p>0,458264316941375</text:p>
          </table:table-cell>
          <table:table-cell table:formula="of:=[.E17]*100" office:value-type="float" office:value="45.8264316941375" calcext:value-type="float">
            <text:p>45,8264316941375</text:p>
          </table:table-cell>
        </table:table-row>
        <table:table-row table:style-name="ro1">
          <table:table-cell office:value-type="string" calcext:value-type="string">
            <text:p>RETRACT_0 POWER-CYCL_0 S&amp;S_0</text:p>
          </table:table-cell>
          <table:table-cell office:value-type="float" office:value="0" calcext:value-type="float">
            <text:p>0</text:p>
          </table:table-cell>
          <table:table-cell table:formula="of:=[.B18]*100" office:value-type="float" office:value="0" calcext:value-type="float">
            <text:p>0</text:p>
          </table:table-cell>
          <table:table-cell office:value-type="string" calcext:value-type="string">
            <text:p>RETRACT_0 POWER-CYCL_0 S&amp;S_0</text:p>
          </table:table-cell>
          <table:table-cell office:value-type="float" office:value="0.465310777418742" calcext:value-type="float">
            <text:p>0,465310777418742</text:p>
          </table:table-cell>
          <table:table-cell table:formula="of:=[.E18]*100" office:value-type="float" office:value="46.5310777418742" calcext:value-type="float">
            <text:p>46,531077741874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ima cluster di clu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mset</text:p>
          </table:table-cell>
          <table:table-cell table:number-columns-repeated="2" office:value-type="string" calcext:value-type="string">
            <text:p>Falliti</text:p>
          </table:table-cell>
          <table:table-cell office:value-type="string" calcext:value-type="string">
            <text:p>Itemset</text:p>
          </table:table-cell>
          <table:table-cell table:number-columns-repeated="2" office:value-type="string" calcext:value-type="string">
            <text:p>Sani</text:p>
          </table:table-cell>
        </table:table-row>
        <table:table-row table:style-name="ro1">
          <table:table-cell office:value-type="string" calcext:value-type="string">
            <text:p>HOURS_4</text:p>
          </table:table-cell>
          <table:table-cell office:value-type="float" office:value="0.732285890326556" calcext:value-type="float">
            <text:p>0,732285890326556</text:p>
          </table:table-cell>
          <table:table-cell table:formula="of:=[.B23]*100" office:value-type="float" office:value="73.2285890326556" calcext:value-type="float">
            <text:p>73,2285890326556</text:p>
          </table:table-cell>
          <table:table-cell office:value-type="string" calcext:value-type="string">
            <text:p>HOURS_4</text:p>
          </table:table-cell>
          <table:table-cell office:value-type="float" office:value="0.712846552800934" calcext:value-type="float">
            <text:p>0,712846552800934</text:p>
          </table:table-cell>
          <table:table-cell table:formula="of:=[.E23]*100" office:value-type="float" office:value="71.2846552800934" calcext:value-type="float">
            <text:p>71,2846552800934</text:p>
          </table:table-cell>
        </table:table-row>
        <table:table-row table:style-name="ro1">
          <table:table-cell office:value-type="string" calcext:value-type="string">
            <text:p>R_ERR_4</text:p>
          </table:table-cell>
          <table:table-cell office:value-type="float" office:value="0.563462723351818" calcext:value-type="float">
            <text:p>0,563462723351818</text:p>
          </table:table-cell>
          <table:table-cell table:formula="of:=[.B24]*100" office:value-type="float" office:value="56.3462723351818" calcext:value-type="float">
            <text:p>56,3462723351818</text:p>
          </table:table-cell>
          <table:table-cell office:value-type="string" calcext:value-type="string">
            <text:p>R_ERR_4</text:p>
          </table:table-cell>
          <table:table-cell office:value-type="float" office:value="0.477299264126863" calcext:value-type="float">
            <text:p>0,477299264126863</text:p>
          </table:table-cell>
          <table:table-cell table:formula="of:=[.E24]*100" office:value-type="float" office:value="47.7299264126864" calcext:value-type="float">
            <text:p>47,7299264126864</text:p>
          </table:table-cell>
        </table:table-row>
        <table:table-row table:style-name="ro1">
          <table:table-cell office:value-type="string" calcext:value-type="string">
            <text:p>R_ERR_4 HOURS_4</text:p>
          </table:table-cell>
          <table:table-cell office:value-type="float" office:value="0.414356130622304" calcext:value-type="float">
            <text:p>0,414356130622304</text:p>
          </table:table-cell>
          <table:table-cell table:formula="of:=[.B25]*100" office:value-type="float" office:value="41.4356130622304" calcext:value-type="float">
            <text:p>41,435613062230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5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&amp;S_0</text:p>
          </table:table-cell>
          <table:table-cell office:value-type="float" office:value="0.555144793592113" calcext:value-type="float">
            <text:p>0,555144793592113</text:p>
          </table:table-cell>
          <table:table-cell table:formula="of:=[.B26]*100" office:value-type="float" office:value="55.5144793592113" calcext:value-type="float">
            <text:p>55,5144793592113</text:p>
          </table:table-cell>
          <table:table-cell office:value-type="string" calcext:value-type="string">
            <text:p>S&amp;S_0</text:p>
          </table:table-cell>
          <table:table-cell office:value-type="float" office:value="0.741141010671518" calcext:value-type="float">
            <text:p>0,741141010671518</text:p>
          </table:table-cell>
          <table:table-cell table:formula="of:=[.E26]*100" office:value-type="float" office:value="74.1141010671518" calcext:value-type="float">
            <text:p>74,1141010671518</text:p>
          </table:table-cell>
        </table:table-row>
        <table:table-row table:style-name="ro1">
          <table:table-cell office:value-type="string" calcext:value-type="string">
            <text:p>RETRACT_0</text:p>
          </table:table-cell>
          <table:table-cell office:value-type="float" office:value="0.459026494146642" calcext:value-type="float">
            <text:p>0,459026494146642</text:p>
          </table:table-cell>
          <table:table-cell table:formula="of:=[.B27]*100" office:value-type="float" office:value="45.9026494146642" calcext:value-type="float">
            <text:p>45,902649414664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7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&amp;UNL_0</text:p>
          </table:table-cell>
          <table:table-cell office:value-type="float" office:value="0.430683918669131" calcext:value-type="float">
            <text:p>0,430683918669131</text:p>
          </table:table-cell>
          <table:table-cell table:formula="of:=[.B28]*100" office:value-type="float" office:value="43.0683918669131" calcext:value-type="float">
            <text:p>43,0683918669131</text:p>
          </table:table-cell>
          <table:table-cell office:value-type="string" calcext:value-type="string">
            <text:p>LOAD&amp;UNL_0</text:p>
          </table:table-cell>
          <table:table-cell office:value-type="float" office:value="0.579181035653189" calcext:value-type="float">
            <text:p>0,579181035653189</text:p>
          </table:table-cell>
          <table:table-cell table:formula="of:=[.E28]*100" office:value-type="float" office:value="57.9181035653189" calcext:value-type="float">
            <text:p>57,9181035653189</text:p>
          </table:table-cell>
        </table:table-row>
        <table:table-row table:style-name="ro1">
          <table:table-cell office:value-type="string" calcext:value-type="string">
            <text:p>POWER-CYCL_4</text:p>
          </table:table-cell>
          <table:table-cell office:value-type="float" office:value="0.401109057301294" calcext:value-type="float">
            <text:p>0,401109057301294</text:p>
          </table:table-cell>
          <table:table-cell table:formula="of:=[.B29]*100" office:value-type="float" office:value="40.1109057301294" calcext:value-type="float">
            <text:p>40,11090573012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9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RS_4 S&amp;S_0</text:p>
          </table:table-cell>
          <table:table-cell office:value-type="float" office:value="0" calcext:value-type="float">
            <text:p>0</text:p>
          </table:table-cell>
          <table:table-cell table:formula="of:=[.B30]*100" office:value-type="float" office:value="0" calcext:value-type="float">
            <text:p>0</text:p>
          </table:table-cell>
          <table:table-cell office:value-type="string" calcext:value-type="string">
            <text:p>HOURS_4 S&amp;S_0</text:p>
          </table:table-cell>
          <table:table-cell office:value-type="float" office:value="0.462608955385994" calcext:value-type="float">
            <text:p>0,462608955385994</text:p>
          </table:table-cell>
          <table:table-cell table:formula="of:=[.E30]*100" office:value-type="float" office:value="46.2608955385994" calcext:value-type="float">
            <text:p>46,2608955385994</text:p>
          </table:table-cell>
        </table:table-row>
        <table:table-row table:style-name="ro1">
          <table:table-cell office:value-type="string" calcext:value-type="string">
            <text:p>LOAD&amp;UNL_0 S&amp;S_0</text:p>
          </table:table-cell>
          <table:table-cell office:value-type="float" office:value="0" calcext:value-type="float">
            <text:p>0</text:p>
          </table:table-cell>
          <table:table-cell table:formula="of:=[.B31]*100" office:value-type="float" office:value="0" calcext:value-type="float">
            <text:p>0</text:p>
          </table:table-cell>
          <table:table-cell office:value-type="string" calcext:value-type="string">
            <text:p>LOAD&amp;UNL_0 S&amp;S_0</text:p>
          </table:table-cell>
          <table:table-cell office:value-type="float" office:value="0.430540092866647" calcext:value-type="float">
            <text:p>0,430540092866647</text:p>
          </table:table-cell>
          <table:table-cell table:formula="of:=[.E31]*100" office:value-type="float" office:value="43.0540092866647" calcext:value-type="float">
            <text:p>43,0540092866647</text:p>
          </table:table-cell>
        </table:table-row>
        <table:table-row table:style-name="ro1">
          <table:table-cell office:value-type="string" calcext:value-type="string">
            <text:p>POWER-CYCL_1</text:p>
          </table:table-cell>
          <table:table-cell office:value-type="float" office:value="0" calcext:value-type="float">
            <text:p>0</text:p>
          </table:table-cell>
          <table:table-cell table:formula="of:=[.B32]*100" office:value-type="float" office:value="0" calcext:value-type="float">
            <text:p>0</text:p>
          </table:table-cell>
          <table:table-cell office:value-type="string" calcext:value-type="string">
            <text:p>POWER-CYCL_1</text:p>
          </table:table-cell>
          <table:table-cell office:value-type="float" office:value="0.430960979715969" calcext:value-type="float">
            <text:p>0,430960979715969</text:p>
          </table:table-cell>
          <table:table-cell table:formula="of:=[.E32]*100" office:value-type="float" office:value="43.0960979715969" calcext:value-type="float">
            <text:p>43,0960979715969</text:p>
          </table:table-cell>
        </table:table-row>
        <table:table-row table:style-name="ro1">
          <table:table-cell office:value-type="string" calcext:value-type="string">
            <text:p>POWER-CYCL_1 S&amp;S_0</text:p>
          </table:table-cell>
          <table:table-cell office:value-type="float" office:value="0" calcext:value-type="float">
            <text:p>0</text:p>
          </table:table-cell>
          <table:table-cell table:formula="of:=[.B33]*100" office:value-type="float" office:value="0" calcext:value-type="float">
            <text:p>0</text:p>
          </table:table-cell>
          <table:table-cell office:value-type="string" calcext:value-type="string">
            <text:p>POWER-CYCL_1 S&amp;S_0</text:p>
          </table:table-cell>
          <table:table-cell office:value-type="float" office:value="0.42709153610123" calcext:value-type="float">
            <text:p>0,42709153610123</text:p>
          </table:table-cell>
          <table:table-cell table:formula="of:=[.E33]*100" office:value-type="float" office:value="42.709153610123" calcext:value-type="float">
            <text:p>42,70915361012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 SOGLIA DEL MINIMO SUPPORTO E’ 4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5:29:21.343731513</meta:creation-date>
    <dc:date>2017-05-24T15:41:06.553232097</dc:date>
    <meta:editing-duration>PT11M46S</meta:editing-duration>
    <meta:editing-cycles>1</meta:editing-cycles>
    <meta:document-statistic meta:table-count="1" meta:cell-count="173" meta:object-count="2"/>
    <meta:generator>LibreOffice/5.3.3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4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58cm" svg:y="0.315cm" chart:style-name="ch2">
          <text:p>Prima di clusters di cluster</text:p>
        </chart:title>
        <chart:legend svg:x="13.08cm" svg:y="6.742cm" style:legend-expansion="custom" chartooo:width="2.919cm" chartooo:height="2.257cm" style:legend-expansion-aspect-ratio="1.29330970314577" chart:style-name="ch3"/>
        <chart:plot-area chart:style-name="ch4" table:cell-range-address="Sheet1.A2:Sheet1.A18 Sheet1.C2:Sheet1.C18 Sheet1.F2:Sheet1.F18" chart:data-source-has-labels="both" svg:x="0.223cm" svg:y="1.074cm" svg:width="15.455cm" svg:height="9.026cm">
          <chartooo:coordinate-region svg:x="1.03cm" svg:y="1.247cm" svg:width="14.648cm" svg:height="2.522cm"/>
          <chart:axis chart:dimension="x" chart:name="primary-x" chart:style-name="ch5" chartooo:axis-type="auto">
            <chartooo:date-scale/>
            <chart:categories table:cell-range-address="Sheet1.A3:Sheet1.A18"/>
          </chart:axis>
          <chart:axis chart:dimension="y" chart:name="primary-y" chart:style-name="ch6">
            <chart:title svg:x="0cm" svg:y="2.724cm" chart:style-name="ch7">
              <text:p>%</text:p>
            </chart:title>
            <chart:grid chart:style-name="ch8" chart:class="major"/>
          </chart:axis>
          <chart:series chart:style-name="ch9" chart:values-cell-range-address="Sheet1.C3:Sheet1.C18" chart:label-cell-address="Sheet1.C2:Sheet1.C2" chart:class="chart:bar">
            <chart:data-point chart:repeated="16"/>
          </chart:series>
          <chart:series chart:style-name="ch10" chart:values-cell-range-address="Sheet1.F3:Sheet1.F18" chart:label-cell-address="Sheet1.F2:Sheet1.F2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liti</text:p>
                <draw:g>
                  <svg:desc>Sheet1.C2:Sheet1.C2</svg:desc>
                </draw:g>
              </table:table-cell>
              <table:table-cell office:value-type="string">
                <text:p>Sani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&amp;S_0</text:p>
                <draw:g>
                  <svg:desc>Sheet1.A3:Sheet1.A18</svg:desc>
                </draw:g>
              </table:table-cell>
              <table:table-cell office:value-type="float" office:value="89.9568699938386">
                <text:p>89.9568699938386</text:p>
                <draw:g>
                  <svg:desc>Sheet1.C3:Sheet1.C18</svg:desc>
                </draw:g>
              </table:table-cell>
              <table:table-cell office:value-type="float" office:value="98.50924593369">
                <text:p>98.50924593369</text:p>
                <draw:g>
                  <svg:desc>Sheet1.F3:Sheet1.F18</svg:desc>
                </draw:g>
              </table:table-cell>
            </table:table-row>
            <table:table-row>
              <table:table-cell office:value-type="string">
                <text:p>LOAD&amp;UNL_0</text:p>
              </table:table-cell>
              <table:table-cell office:value-type="float" office:value="82.6555760936537">
                <text:p>82.6555760936537</text:p>
              </table:table-cell>
              <table:table-cell office:value-type="float" office:value="94.2650772531024">
                <text:p>94.2650772531024</text:p>
              </table:table-cell>
            </table:table-row>
            <table:table-row>
              <table:table-cell office:value-type="string">
                <text:p>LOAD&amp;UNL_0 S&amp;S_0</text:p>
              </table:table-cell>
              <table:table-cell office:value-type="float" office:value="79.2051756007394">
                <text:p>79.2051756007394</text:p>
              </table:table-cell>
              <table:table-cell office:value-type="float" office:value="93.1829907404893">
                <text:p>93.1829907404893</text:p>
              </table:table-cell>
            </table:table-row>
            <table:table-row>
              <table:table-cell office:value-type="string">
                <text:p>POWER-CYCL_0</text:p>
              </table:table-cell>
              <table:table-cell office:value-type="float" office:value="71.6574245224892">
                <text:p>71.6574245224892</text:p>
              </table:table-cell>
              <table:table-cell office:value-type="float" office:value="86.5642056100144">
                <text:p>86.5642056100144</text:p>
              </table:table-cell>
            </table:table-row>
            <table:table-row>
              <table:table-cell office:value-type="string">
                <text:p>POWER-CYCL_0 LOAD&amp;UNL_0</text:p>
              </table:table-cell>
              <table:table-cell office:value-type="float" office:value="66.7898952556993">
                <text:p>66.7898952556993</text:p>
              </table:table-cell>
              <table:table-cell office:value-type="float" office:value="82.5440573492275">
                <text:p>82.5440573492275</text:p>
              </table:table-cell>
            </table:table-row>
            <table:table-row>
              <table:table-cell office:value-type="string">
                <text:p>POWER-CYCL_0 LOAD&amp;UNL_0 S&amp;S_0</text:p>
              </table:table-cell>
              <table:table-cell office:value-type="float" office:value="66.4510166358595">
                <text:p>66.4510166358595</text:p>
              </table:table-cell>
              <table:table-cell office:value-type="float" office:value="82.4259374915144">
                <text:p>82.4259374915144</text:p>
              </table:table-cell>
            </table:table-row>
            <table:table-row>
              <table:table-cell office:value-type="string">
                <text:p>POWER-CYCL_0 S&amp;S_0</text:p>
              </table:table-cell>
              <table:table-cell office:value-type="float" office:value="71.2569316081331">
                <text:p>71.2569316081331</text:p>
              </table:table-cell>
              <table:table-cell office:value-type="float" office:value="86.3388274906997">
                <text:p>86.3388274906997</text:p>
              </table:table-cell>
            </table:table-row>
            <table:table-row>
              <table:table-cell office:value-type="string">
                <text:p>RETRACT_0</text:p>
              </table:table-cell>
              <table:table-cell office:value-type="float" office:value="58.9032655576094">
                <text:p>58.9032655576094</text:p>
              </table:table-cell>
              <table:table-cell office:value-type="float" office:value="58.9485974964021">
                <text:p>58.9485974964021</text:p>
              </table:table-cell>
            </table:table-row>
            <table:table-row>
              <table:table-cell office:value-type="string">
                <text:p>RETRACT_0 LOAD&amp;UNL_0</text:p>
              </table:table-cell>
              <table:table-cell office:value-type="float" office:value="50.9242144177449">
                <text:p>50.9242144177449</text:p>
              </table:table-cell>
              <table:table-cell office:value-type="float" office:value="56.8753903386102">
                <text:p>56.8753903386102</text:p>
              </table:table-cell>
            </table:table-row>
            <table:table-row>
              <table:table-cell office:value-type="string">
                <text:p>RETRACT_0 LOAD&amp;UNL_0 S&amp;S_0</text:p>
              </table:table-cell>
              <table:table-cell office:value-type="float" office:value="47.5354282193469">
                <text:p>47.5354282193469</text:p>
              </table:table-cell>
              <table:table-cell office:value-type="float" office:value="55.8204578162761">
                <text:p>55.8204578162761</text:p>
              </table:table-cell>
            </table:table-row>
            <table:table-row>
              <table:table-cell office:value-type="string">
                <text:p>RETRACT_0 S&amp;S_0</text:p>
              </table:table-cell>
              <table:table-cell office:value-type="float" office:value="53.758471965496">
                <text:p>53.758471965496</text:p>
              </table:table-cell>
              <table:table-cell office:value-type="float" office:value="57.6099057756537">
                <text:p>57.6099057756537</text:p>
              </table:table-cell>
            </table:table-row>
            <table:table-row>
              <table:table-cell office:value-type="string">
                <text:p>UNST-SEC_0</text:p>
              </table:table-cell>
              <table:table-cell office:value-type="float" office:value="40.3881700554529">
                <text:p>40.388170055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TRACT_0 POWER-CYCL_0</text:p>
              </table:table-cell>
              <table:table-cell office:value-type="float" office:value="0">
                <text:p>0</text:p>
              </table:table-cell>
              <table:table-cell office:value-type="float" office:value="46.7293018709099">
                <text:p>46.7293018709099</text:p>
              </table:table-cell>
            </table:table-row>
            <table:table-row>
              <table:table-cell office:value-type="string">
                <text:p>RETRACT_0 POWER-CYCL_0 LOAD&amp;UNL_0</text:p>
              </table:table-cell>
              <table:table-cell office:value-type="float" office:value="0">
                <text:p>0</text:p>
              </table:table-cell>
              <table:table-cell office:value-type="float" office:value="45.9255437586553">
                <text:p>45.9255437586553</text:p>
              </table:table-cell>
            </table:table-row>
            <table:table-row>
              <table:table-cell office:value-type="string">
                <text:p>RETRACT_0 POWER-CYCL_0 LOAD&amp;UNL_0 S&amp;S_0</text:p>
              </table:table-cell>
              <table:table-cell office:value-type="float" office:value="0">
                <text:p>0</text:p>
              </table:table-cell>
              <table:table-cell office:value-type="float" office:value="45.8264316941375">
                <text:p>45.8264316941375</text:p>
              </table:table-cell>
            </table:table-row>
            <table:table-row>
              <table:table-cell office:value-type="string">
                <text:p>RETRACT_0 POWER-CYCL_0 S&amp;S_0</text:p>
              </table:table-cell>
              <table:table-cell office:value-type="float" office:value="0">
                <text:p>0</text:p>
              </table:table-cell>
              <table:table-cell office:value-type="float" office:value="46.5310777418742">
                <text:p>46.5310777418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4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62cm" svg:y="0.315cm" chart:style-name="ch2">
          <text:p>Dopo clusters di cluster</text:p>
        </chart:title>
        <chart:legend svg:x="13.189cm" svg:y="6.528cm" style:legend-expansion="custom" chartooo:width="2.81cm" chartooo:height="2.471cm" style:legend-expansion-aspect-ratio="1.13719142047754" chart:style-name="ch3"/>
        <chart:plot-area chart:style-name="ch4" table:cell-range-address="Sheet1.A3:Sheet1.A18 Sheet1.C2:Sheet1.C2 Sheet1.C23:Sheet1.C33 Sheet1.F2:Sheet1.F2 Sheet1.F23:Sheet1.F33" chart:data-source-has-labels="both" svg:x="0.22cm" svg:y="1.073cm" svg:width="15.45cm" svg:height="7.569cm">
          <chartooo:coordinate-region svg:x="1.027cm" svg:y="1.246cm" svg:width="14.643cm" svg:height="2.543cm"/>
          <chart:axis chart:dimension="x" chart:name="primary-x" chart:style-name="ch5" chartooo:axis-type="auto">
            <chartooo:date-scale/>
            <chart:categories table:cell-range-address="Sheet1.A3:Sheet1.A18"/>
          </chart:axis>
          <chart:axis chart:dimension="y" chart:name="primary-y" chart:style-name="ch6">
            <chart:title svg:x="0cm" svg:y="2.573cm" chart:style-name="ch7">
              <text:p>%</text:p>
            </chart:title>
            <chart:grid chart:style-name="ch8" chart:class="major"/>
          </chart:axis>
          <chart:series chart:style-name="ch9" chart:values-cell-range-address="Sheet1.C23:Sheet1.C33" chart:label-cell-address="Sheet1.C2:Sheet1.C2" chart:class="chart:bar">
            <chart:data-point chart:repeated="11"/>
          </chart:series>
          <chart:series chart:style-name="ch10" chart:values-cell-range-address="Sheet1.F23:Sheet1.F33" chart:label-cell-address="Sheet1.F2:Sheet1.F2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liti</text:p>
                <draw:g>
                  <svg:desc>Sheet1.C2:Sheet1.C2</svg:desc>
                </draw:g>
              </table:table-cell>
              <table:table-cell office:value-type="string">
                <text:p>Sani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&amp;S_0</text:p>
                <draw:g>
                  <svg:desc>Sheet1.A3:Sheet1.A18</svg:desc>
                </draw:g>
              </table:table-cell>
              <table:table-cell office:value-type="float" office:value="73.2285890326556">
                <text:p>73.2285890326556</text:p>
                <draw:g>
                  <svg:desc>Sheet1.C23:Sheet1.C33</svg:desc>
                </draw:g>
              </table:table-cell>
              <table:table-cell office:value-type="float" office:value="71.2846552800934">
                <text:p>71.2846552800934</text:p>
                <draw:g>
                  <svg:desc>Sheet1.F23:Sheet1.F33</svg:desc>
                </draw:g>
              </table:table-cell>
            </table:table-row>
            <table:table-row>
              <table:table-cell office:value-type="string">
                <text:p>LOAD&amp;UNL_0</text:p>
              </table:table-cell>
              <table:table-cell office:value-type="float" office:value="56.3462723351818">
                <text:p>56.3462723351818</text:p>
              </table:table-cell>
              <table:table-cell office:value-type="float" office:value="47.7299264126864">
                <text:p>47.7299264126864</text:p>
              </table:table-cell>
            </table:table-row>
            <table:table-row>
              <table:table-cell office:value-type="string">
                <text:p>LOAD&amp;UNL_0 S&amp;S_0</text:p>
              </table:table-cell>
              <table:table-cell office:value-type="float" office:value="41.4356130622304">
                <text:p>41.4356130622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WER-CYCL_0</text:p>
              </table:table-cell>
              <table:table-cell office:value-type="float" office:value="55.5144793592113">
                <text:p>55.5144793592113</text:p>
              </table:table-cell>
              <table:table-cell office:value-type="float" office:value="74.1141010671518">
                <text:p>74.1141010671518</text:p>
              </table:table-cell>
            </table:table-row>
            <table:table-row>
              <table:table-cell office:value-type="string">
                <text:p>POWER-CYCL_0 LOAD&amp;UNL_0</text:p>
              </table:table-cell>
              <table:table-cell office:value-type="float" office:value="45.9026494146642">
                <text:p>45.9026494146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WER-CYCL_0 LOAD&amp;UNL_0 S&amp;S_0</text:p>
              </table:table-cell>
              <table:table-cell office:value-type="float" office:value="43.0683918669131">
                <text:p>43.0683918669131</text:p>
              </table:table-cell>
              <table:table-cell office:value-type="float" office:value="57.9181035653189">
                <text:p>57.9181035653189</text:p>
              </table:table-cell>
            </table:table-row>
            <table:table-row>
              <table:table-cell office:value-type="string">
                <text:p>POWER-CYCL_0 S&amp;S_0</text:p>
              </table:table-cell>
              <table:table-cell office:value-type="float" office:value="40.1109057301294">
                <text:p>40.110905730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TRACT_0</text:p>
              </table:table-cell>
              <table:table-cell office:value-type="float" office:value="0">
                <text:p>0</text:p>
              </table:table-cell>
              <table:table-cell office:value-type="float" office:value="46.2608955385994">
                <text:p>46.2608955385994</text:p>
              </table:table-cell>
            </table:table-row>
            <table:table-row>
              <table:table-cell office:value-type="string">
                <text:p>RETRACT_0 LOAD&amp;UNL_0</text:p>
              </table:table-cell>
              <table:table-cell office:value-type="float" office:value="0">
                <text:p>0</text:p>
              </table:table-cell>
              <table:table-cell office:value-type="float" office:value="43.0540092866647">
                <text:p>43.0540092866647</text:p>
              </table:table-cell>
            </table:table-row>
            <table:table-row>
              <table:table-cell office:value-type="string">
                <text:p>RETRACT_0 LOAD&amp;UNL_0 S&amp;S_0</text:p>
              </table:table-cell>
              <table:table-cell office:value-type="float" office:value="0">
                <text:p>0</text:p>
              </table:table-cell>
              <table:table-cell office:value-type="float" office:value="43.0960979715969">
                <text:p>43.0960979715969</text:p>
              </table:table-cell>
            </table:table-row>
            <table:table-row>
              <table:table-cell office:value-type="string">
                <text:p>RETRACT_0 S&amp;S_0</text:p>
              </table:table-cell>
              <table:table-cell office:value-type="float" office:value="0">
                <text:p>0</text:p>
              </table:table-cell>
              <table:table-cell office:value-type="float" office:value="42.709153610123">
                <text:p>42.7091536101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